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33bde" officeooo:paragraph-rsid="00133bde"/>
    </style:style>
    <style:style style:name="P2" style:family="paragraph" style:parent-style-name="Standard">
      <style:paragraph-properties fo:text-align="center" style:justify-single-word="false" fo:break-before="page"/>
      <style:text-properties officeooo:rsid="00133bde" officeooo:paragraph-rsid="00133bde"/>
    </style:style>
    <style:style style:name="P3" style:family="paragraph" style:parent-style-name="Standard">
      <style:paragraph-properties fo:text-align="center" style:justify-single-word="false" fo:break-before="page"/>
      <style:text-properties officeooo:rsid="00133bde" officeooo:paragraph-rsid="0013542a"/>
    </style:style>
    <style:style style:name="P4" style:family="paragraph" style:parent-style-name="Standard">
      <style:paragraph-properties fo:text-align="justify" style:justify-single-word="false"/>
      <style:text-properties officeooo:rsid="00133bde" officeooo:paragraph-rsid="00133bde"/>
    </style:style>
    <style:style style:name="P5" style:family="paragraph" style:parent-style-name="Standard" style:list-style-name="L2">
      <style:paragraph-properties fo:text-align="justify" style:justify-single-word="false"/>
      <style:text-properties officeooo:rsid="00133bde" officeooo:paragraph-rsid="00133bde"/>
    </style:style>
    <style:style style:name="P6" style:family="paragraph" style:parent-style-name="Standard" style:list-style-name="L3">
      <style:paragraph-properties fo:text-align="justify" style:justify-single-word="false"/>
      <style:text-properties officeooo:rsid="00133bde" officeooo:paragraph-rsid="00133bde"/>
    </style:style>
    <style:style style:name="P7" style:family="paragraph" style:parent-style-name="Standard" style:list-style-name="L4">
      <style:paragraph-properties fo:text-align="justify" style:justify-single-word="false"/>
      <style:text-properties officeooo:rsid="00133bde" officeooo:paragraph-rsid="00133bde"/>
    </style:style>
    <style:style style:name="P8" style:family="paragraph" style:parent-style-name="Standard" style:list-style-name="L5">
      <style:paragraph-properties fo:text-align="justify" style:justify-single-word="false"/>
      <style:text-properties officeooo:rsid="00133bde" officeooo:paragraph-rsid="00133bde"/>
    </style:style>
    <style:style style:name="P9" style:family="paragraph" style:parent-style-name="Standard" style:list-style-name="L6">
      <style:paragraph-properties fo:text-align="justify" style:justify-single-word="false"/>
      <style:text-properties officeooo:rsid="00133bde" officeooo:paragraph-rsid="00133bde"/>
    </style:style>
    <style:style style:name="P10" style:family="paragraph" style:parent-style-name="Standard">
      <style:paragraph-properties fo:text-align="justify" style:justify-single-word="false"/>
      <style:text-properties officeooo:rsid="00133bde" officeooo:paragraph-rsid="0013542a"/>
    </style:style>
    <style:style style:name="P11" style:family="paragraph" style:parent-style-name="Standard" style:list-style-name="L14">
      <style:paragraph-properties fo:text-align="justify" style:justify-single-word="false"/>
      <style:text-properties officeooo:paragraph-rsid="0015e1f5"/>
    </style:style>
    <style:style style:name="P12" style:family="paragraph" style:parent-style-name="Standard" style:list-style-name="L15">
      <style:paragraph-properties fo:text-align="justify" style:justify-single-word="false"/>
      <style:text-properties officeooo:paragraph-rsid="0015e1f5"/>
    </style:style>
    <style:style style:name="P13" style:family="paragraph" style:parent-style-name="Standard" style:list-style-name="L6">
      <style:paragraph-properties fo:text-align="justify" style:justify-single-word="false"/>
      <style:text-properties officeooo:rsid="0013542a" officeooo:paragraph-rsid="0013542a"/>
    </style:style>
    <style:style style:name="P14" style:family="paragraph" style:parent-style-name="Standard">
      <style:paragraph-properties fo:text-align="justify" style:justify-single-word="false"/>
      <style:text-properties officeooo:rsid="0013542a" officeooo:paragraph-rsid="0013542a"/>
    </style:style>
    <style:style style:name="P15" style:family="paragraph" style:parent-style-name="Standard" style:list-style-name="L7">
      <style:paragraph-properties fo:text-align="justify" style:justify-single-word="false"/>
      <style:text-properties officeooo:rsid="0013542a" officeooo:paragraph-rsid="0013542a"/>
    </style:style>
    <style:style style:name="P16" style:family="paragraph" style:parent-style-name="Standard" style:list-style-name="L8">
      <style:paragraph-properties fo:text-align="justify" style:justify-single-word="false"/>
      <style:text-properties officeooo:rsid="0013542a" officeooo:paragraph-rsid="0013542a"/>
    </style:style>
    <style:style style:name="P17" style:family="paragraph" style:parent-style-name="Standard">
      <style:paragraph-properties fo:text-align="center" style:justify-single-word="false" fo:break-before="page"/>
      <style:text-properties officeooo:paragraph-rsid="0013542a"/>
    </style:style>
    <style:style style:name="P18" style:family="paragraph" style:parent-style-name="Standard" style:list-style-name="L8">
      <style:paragraph-properties fo:text-align="justify" style:justify-single-word="false"/>
      <style:text-properties officeooo:rsid="00145996" officeooo:paragraph-rsid="00145996"/>
    </style:style>
    <style:style style:name="P19" style:family="paragraph" style:parent-style-name="Standard">
      <style:paragraph-properties fo:text-align="justify" style:justify-single-word="false"/>
      <style:text-properties officeooo:rsid="00145996" officeooo:paragraph-rsid="00145996"/>
    </style:style>
    <style:style style:name="P20" style:family="paragraph" style:parent-style-name="Standard" style:list-style-name="L9">
      <style:paragraph-properties fo:text-align="justify" style:justify-single-word="false"/>
      <style:text-properties officeooo:rsid="00145996" officeooo:paragraph-rsid="00145996"/>
    </style:style>
    <style:style style:name="P21" style:family="paragraph" style:parent-style-name="Standard" style:list-style-name="L10">
      <style:paragraph-properties fo:text-align="justify" style:justify-single-word="false"/>
      <style:text-properties officeooo:rsid="00145996" officeooo:paragraph-rsid="00145996"/>
    </style:style>
    <style:style style:name="P22" style:family="paragraph" style:parent-style-name="Standard" style:list-style-name="L11">
      <style:paragraph-properties fo:text-align="justify" style:justify-single-word="false"/>
      <style:text-properties officeooo:rsid="00145996" officeooo:paragraph-rsid="00145996"/>
    </style:style>
    <style:style style:name="P23" style:family="paragraph" style:parent-style-name="Standard">
      <style:paragraph-properties fo:text-align="center" style:justify-single-word="false" fo:break-before="page"/>
      <style:text-properties officeooo:rsid="00145996" officeooo:paragraph-rsid="00145996"/>
    </style:style>
    <style:style style:name="P24" style:family="paragraph" style:parent-style-name="Standard">
      <style:paragraph-properties fo:text-align="center" style:justify-single-word="false"/>
      <style:text-properties officeooo:rsid="00145996" officeooo:paragraph-rsid="00145996"/>
    </style:style>
    <style:style style:name="P25" style:family="paragraph" style:parent-style-name="Standard">
      <style:paragraph-properties fo:text-align="justify" style:justify-single-word="false"/>
      <style:text-properties officeooo:rsid="0015e1f5" officeooo:paragraph-rsid="0015e1f5"/>
    </style:style>
    <style:style style:name="P26" style:family="paragraph" style:parent-style-name="Standard" style:list-style-name="L12">
      <style:paragraph-properties fo:text-align="justify" style:justify-single-word="false"/>
      <style:text-properties officeooo:rsid="0015e1f5" officeooo:paragraph-rsid="0015e1f5"/>
    </style:style>
    <style:style style:name="P27" style:family="paragraph" style:parent-style-name="Standard" style:list-style-name="L13">
      <style:paragraph-properties fo:text-align="justify" style:justify-single-word="false"/>
      <style:text-properties officeooo:rsid="0015e1f5" officeooo:paragraph-rsid="0015e1f5"/>
    </style:style>
    <style:style style:name="P28" style:family="paragraph" style:parent-style-name="Standard" style:list-style-name="L14">
      <style:paragraph-properties fo:text-align="justify" style:justify-single-word="false"/>
      <style:text-properties officeooo:rsid="0015e1f5" officeooo:paragraph-rsid="0015e1f5"/>
    </style:style>
    <style:style style:name="P29" style:family="paragraph" style:parent-style-name="Standard" style:list-style-name="L15">
      <style:paragraph-properties fo:text-align="justify" style:justify-single-word="false"/>
      <style:text-properties officeooo:rsid="0015e1f5" officeooo:paragraph-rsid="0015e1f5"/>
    </style:style>
    <style:style style:name="P30" style:family="paragraph" style:parent-style-name="Standard">
      <style:paragraph-properties fo:text-align="center" style:justify-single-word="false" fo:break-before="page"/>
      <style:text-properties officeooo:rsid="0015e1f5" officeooo:paragraph-rsid="0015e1f5"/>
    </style:style>
    <style:style style:name="P31" style:family="paragraph" style:parent-style-name="Standard">
      <style:paragraph-properties fo:text-align="center" style:justify-single-word="false"/>
      <style:text-properties officeooo:rsid="0015e1f5" officeooo:paragraph-rsid="0015e1f5"/>
    </style:style>
    <style:style style:name="P32" style:family="paragraph" style:parent-style-name="Standard" style:list-style-name="L15">
      <style:paragraph-properties fo:text-align="justify" style:justify-single-word="false"/>
      <style:text-properties officeooo:rsid="00163629" officeooo:paragraph-rsid="00163629"/>
    </style:style>
    <style:style style:name="P33" style:family="paragraph" style:parent-style-name="Standard" style:list-style-name="L15">
      <style:paragraph-properties fo:text-align="justify" style:justify-single-word="false"/>
      <style:text-properties officeooo:rsid="00183084" officeooo:paragraph-rsid="00183084"/>
    </style:style>
    <style:style style:name="P34" style:family="paragraph" style:parent-style-name="Standard">
      <style:paragraph-properties fo:text-align="justify" style:justify-single-word="false"/>
      <style:text-properties officeooo:rsid="0018669a" officeooo:paragraph-rsid="0018669a"/>
    </style:style>
    <style:style style:name="P35" style:family="paragraph" style:parent-style-name="Standard" style:list-style-name="L16">
      <style:paragraph-properties fo:text-align="justify" style:justify-single-word="false"/>
      <style:text-properties officeooo:rsid="0018669a" officeooo:paragraph-rsid="0018669a"/>
    </style:style>
    <style:style style:name="P36" style:family="paragraph" style:parent-style-name="Standard" style:list-style-name="L14">
      <style:paragraph-properties fo:text-align="justify" style:justify-single-word="false"/>
      <style:text-properties officeooo:rsid="0018669a" officeooo:paragraph-rsid="0018669a"/>
    </style:style>
    <style:style style:name="T1" style:family="text">
      <style:text-properties officeooo:rsid="00133bde"/>
    </style:style>
    <style:style style:name="T2" style:family="text">
      <style:text-properties officeooo:rsid="0013542a"/>
    </style:style>
    <style:style style:name="T3" style:family="text">
      <style:text-properties officeooo:rsid="00145996"/>
    </style:style>
    <style:style style:name="T4" style:family="text">
      <style:text-properties officeooo:rsid="0015e1f5"/>
    </style:style>
    <style:style style:name="T5" style:family="text">
      <style:text-properties officeooo:rsid="00183b9b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я 1. Базовая настройка маршрутизатора и назначение статических маршрутов <text:s/></text:p>
      <text:p text:style-name="P4"/>
      <text:p text:style-name="P4">В лабе было сделано:</text:p>
      <text:list text:style-name="L2">
        <text:list-item>
          <text:p text:style-name="P5">Создал сеть согласно топологии</text:p>
        </text:list-item>
        <text:list-item>
          <text:p text:style-name="P5">Создал 2 сети (192.168.100.0 и 192.168.200.0) </text:p>
        </text:list-item>
        <text:list-item>
          <text:p text:style-name="P5">Настроил роутеры в соответствии с требованиями:</text:p>
          <text:list>
            <text:list-item>
              <text:p text:style-name="P5">Выставил ip</text:p>
            </text:list-item>
            <text:list-item>
              <text:p text:style-name="P5">Выключил фаервол</text:p>
            </text:list-item>
            <text:list-item>
              <text:p text:style-name="P5">Задал статические маршруты во внутренние сети</text:p>
            </text:list-item>
          </text:list>
        </text:list-item>
        <text:list-item>
          <text:p text:style-name="P5">Пропинговал компьютеры</text:p>
        </text:list-item>
      </text:list>
      <text:p text:style-name="P4"/>
      <text:p text:style-name="P4">Трудности: я долго не мог понять почему ничего не работает из-за того, что вместо стандартного коммутатора использовал vESR-Switch.</text:p>
      <text:p text:style-name="P2">Лабораторная 2. Настройка маршрутизации между сетями VLAN с использованием конфигурации router-on-a-stick</text:p>
      <text:p text:style-name="P1"/>
      <text:p text:style-name="P4">В лабе было сделано:</text:p>
      <text:list text:style-name="L3">
        <text:list-item>
          <text:p text:style-name="P6">Создал сеть согласно топологии</text:p>
        </text:list-item>
        <text:list-item>
          <text:p text:style-name="P6">Создал сети vlan 10 и 20</text:p>
        </text:list-item>
        <text:list-item>
          <text:p text:style-name="P6">Настроил роутеры в соответствии с требованиями:</text:p>
          <text:list>
            <text:list-item>
              <text:p text:style-name="P6">Создал сети vlan</text:p>
            </text:list-item>
            <text:list-item>
              <text:p text:style-name="P6">Назначил порты доступа на интерфейсы в соответствующие vlan-ы</text:p>
            </text:list-item>
            <text:list-item>
              <text:p text:style-name="P6">Назначил магистральный канал между коммутаторами</text:p>
            </text:list-item>
            <text:list-item>
              <text:p text:style-name="P6">Настроил подинтерфейсы для каждой VLAN</text:p>
            </text:list-item>
          </text:list>
        </text:list-item>
        <text:list-item>
          <text:p text:style-name="P6">Пропинговал компьютеры</text:p>
        </text:list-item>
      </text:list>
      <text:p text:style-name="P4"/>
      <text:p text:style-name="P4">Трудности: не встретил</text:p>
      <text:p text:style-name="P2">Лабораторная 3. Настройка DHCP - сервера на vESR</text:p>
      <text:p text:style-name="P4"/>
      <text:p text:style-name="P4">В лабе было сделано:</text:p>
      <text:list text:style-name="L4">
        <text:list-item>
          <text:p text:style-name="P7">Создал сеть согласно топологии</text:p>
        </text:list-item>
        <text:list-item>
          <text:p text:style-name="P7">Настроил роутер в соответствии с требованиями:</text:p>
          <text:list>
            <text:list-item>
              <text:p text:style-name="P7">Назначил адрес до коммутатора </text:p>
            </text:list-item>
            <text:list-item>
              <text:p text:style-name="P7">Настроил dhcp-сервер</text:p>
            </text:list-item>
          </text:list>
        </text:list-item>
        <text:list-item>
          <text:p text:style-name="P7">Настроил коммутатор:</text:p>
          <text:list>
            <text:list-item>
              <text:p text:style-name="P7">Порты коммутатора перевел в режим работы L2</text:p>
            </text:list-item>
          </text:list>
        </text:list-item>
        <text:list-item>
          <text:p text:style-name="P7">Пропинговал компьютеры</text:p>
        </text:list-item>
      </text:list>
      <text:p text:style-name="P4"/>
      <text:p text:style-name="P4">Трудности: не встретил</text:p>
      <text:p text:style-name="P2">Лабораторная 3.1 Настройка DHCP — Relay</text:p>
      <text:p text:style-name="P4"/>
      <text:p text:style-name="P4">В лабе было сделано:</text:p>
      <text:list text:style-name="L5">
        <text:list-item>
          <text:p text:style-name="P8">Создал сеть согласно топологии</text:p>
        </text:list-item>
        <text:list-item>
          <text:p text:style-name="P8">Настроил DHCP-server по аналогии из прошлой лабораторной</text:p>
        </text:list-item>
        <text:list-item>
          <text:p text:style-name="P8">Настроил DHCP-Relay:</text:p>
          <text:list>
            <text:list-item>
              <text:p text:style-name="P8">Назначил ip для интерфейса в сторону сервера</text:p>
            </text:list-item>
            <text:list-item>
              <text:p text:style-name="P8">Настроил ip в сторону lan1</text:p>
            </text:list-item>
            <text:list-item>
              <text:p text:style-name="P8">Настроил ip в сторону lan2</text:p>
            </text:list-item>
            <text:list-item>
              <text:p text:style-name="P8">Включил dhcp-relay</text:p>
            </text:list-item>
          </text:list>
        </text:list-item>
      </text:list>
      <text:p text:style-name="P4"/>
      <text:p text:style-name="P4">Трудности: во-первых, CISCO мозг сожрал пока устанавливался, во-вторых, с Relay на Server пинг не идет (даже на скриншотах в лабе) — я подумал, что это нормально, продолжил делать дальше, дойдя до конца, мне было очень приятно, что PC1-2 не разделяют мое желание выполнить у них команду «DHCP», аргументируя это тем, что DHCP не найден / недостижим </text:p>
      <text:p text:style-name="P2">Лабораторная 4 Настройка динамической трансляции адресов - Source NAT</text:p>
      <text:p text:style-name="P1"/>
      <text:p text:style-name="P4"/>
      <text:list text:style-name="L6">
        <text:list-item>
          <text:p text:style-name="P9">Создал сеть согласно топологии</text:p>
        </text:list-item>
        <text:list-item>
          <text:p text:style-name="P9">Настроил роутер ISP:</text:p>
          <text:list>
            <text:list-item>
              <text:p text:style-name="P9">Назначил ip в сторону другого роутера</text:p>
            </text:list-item>
          </text:list>
        </text:list-item>
        <text:list-item>
          <text:p text:style-name="P9">Настроил роутер vESR-Router-1:</text:p>
          <text:list>
            <text:list-item>
              <text:p text:style-name="P9">Назначил ip в сторону ISP</text:p>
            </text:list-item>
            <text:list-item>
              <text:p text:style-name="P9">Задал дефолтный маршрут</text:p>
            </text:list-item>
            <text:list-item>
              <text:p text:style-name="P9">Настроил интерфейс в сторону локалки</text:p>
            </text:list-item>
            <text:list-item>
              <text:p text:style-name="P9">Сконфигурировал nat:</text:p>
              <text:list>
                <text:list-item>
                  <text:p text:style-name="P9"><text:span text:style-name="T2">Создал</text:span> зону безопасности public</text:p>
                </text:list-item>
                <text:list-item>
                  <text:p text:style-name="P13">Определил интерфейс, направленный к ISP, в зону безопасности</text:p>
                </text:list-item>
                <text:list-item>
                  <text:p text:style-name="P13">Создал группу сетевых объектов «LOCAL», в которую включил диапазон ip локальной сети</text:p>
                </text:list-item>
                <text:list-item>
                  <text:p text:style-name="P13">Создал набор правил «MASQUERADE», указав пункт назначения трафика, создал сравнение, где исходный IP заменяется на IP исходящего интерфейса, который принадлежит «public»</text:p>
                </text:list-item>
              </text:list>
            </text:list-item>
          </text:list>
        </text:list-item>
        <text:list-item>
          <text:p text:style-name="P13">Настроил Pc и пропинговал ICP</text:p>
        </text:list-item>
        <text:list-item>
          <text:p text:style-name="P13">Просмотрел таблицу преобразований </text:p>
        </text:list-item>
      </text:list>
      <text:p text:style-name="P14"/>
      <text:p text:style-name="P14">Трудности: сначала у меня все сломалось, а после перезапуска виртуалок все починилось, но потом опять все сломалось. После небольшого тильта, заново переделал лабораторку — все заработало и не ломалось</text:p>
      <text:p text:style-name="P14"/>
      <text:p text:style-name="P17"><text:span text:style-name="T1">Лабораторная </text:span><text:span text:style-name="T2">5</text:span><text:span text:style-name="T1"> </text:span>Настройка GRE - туннеля со статической маршрутизацией</text:p>
      <text:p text:style-name="P10"/>
      <text:list text:style-name="L7">
        <text:list-item>
          <text:p text:style-name="P15">Создал сеть согласно топологии</text:p>
        </text:list-item>
        <text:list-item>
          <text:p text:style-name="P15">Настроил роутер ISP:</text:p>
          <text:list>
            <text:list-item>
              <text:p text:style-name="P15">Настроил интерфейс в сторону HQ</text:p>
            </text:list-item>
            <text:list-item>
              <text:p text:style-name="P15">Настроил интерфейс в сторону BR</text:p>
            </text:list-item>
          </text:list>
        </text:list-item>
        <text:list-item>
          <text:p text:style-name="P15">Настроил роутер HQ:</text:p>
          <text:list>
            <text:list-item>
              <text:p text:style-name="P15">Настроил интерфейс в сторону ISP</text:p>
            </text:list-item>
            <text:list-item>
              <text:p text:style-name="P15">Настроил интерфейс в сторону локальной сети HQ</text:p>
            </text:list-item>
          </text:list>
        </text:list-item>
        <text:list-item>
          <text:p text:style-name="P15">Настроил роутер BR:</text:p>
          <text:list>
            <text:list-item>
              <text:p text:style-name="P15">Настроил интерфейс в сторону ISP</text:p>
            </text:list-item>
            <text:list-item>
              <text:p text:style-name="P15">Настроил интерфейс в сторону локальной сети BR</text:p>
            </text:list-item>
          </text:list>
        </text:list-item>
        <text:list-item>
          <text:p text:style-name="P15">Настроил туннель GRE между HQ и BR:</text:p>
          <text:list>
            <text:list-item>
              <text:p text:style-name="P15">Создал интерфейс gre</text:p>
            </text:list-item>
            <text:list-item>
              <text:p text:style-name="P15">Установил ttl туннеля </text:p>
            </text:list-item>
            <text:list-item>
              <text:p text:style-name="P15">Указал внешний, внутренний адрес и адрес самого интерфейса</text:p>
            </text:list-item>
          </text:list>
        </text:list-item>
        <text:list-item>
          <text:p text:style-name="P15">Указал статические маршруты для локальной сети через туннельный интерфейс (из HQ в BR и из BR в HQ)</text:p>
        </text:list-item>
        <text:list-item>
          <text:p text:style-name="P15">Проверил связанность PC</text:p>
        </text:list-item>
      </text:list>
      <text:p text:style-name="P14"/>
      <text:p text:style-name="P14">Трудности: отсутствуют, лабораторка 10 из 10, мне понравилась</text:p>
      <text:p text:style-name="P3">Лабораторная <text:span text:style-name="T3">6</text:span><text:span text:style-name="T2"> Настройка защищённого GRE over IPSec туннеля</text:span></text:p>
      <text:p text:style-name="P10"/>
      <text:list text:style-name="L8">
        <text:list-item>
          <text:p text:style-name="P16">Скопировал прошлую лабораторную работу</text:p>
        </text:list-item>
        <text:list-item>
          <text:p text:style-name="P16">Сбросил конфигурацию устройств</text:p>
        </text:list-item>
        <text:list-item>
          <text:p text:style-name="P16">Заменил ISP от vESR-Router на Alt-Linux в качестве <text:s/>ISP</text:p>
          <text:list>
            <text:list-item>
              <text:p text:style-name="P16">Провел настройку интерфейсов </text:p>
            </text:list-item>
          </text:list>
        </text:list-item>
        <text:list-item>
          <text:p text:style-name="P16">Настроил подключение к ISP с HQ и BR:</text:p>
          <text:list>
            <text:list-item>
              <text:p text:style-name="P16">Назначил ip для интерфейса в сторону ISP</text:p>
            </text:list-item>
            <text:list-item>
              <text:p text:style-name="P16">Выставил маршрут по умолчанию</text:p>
            </text:list-item>
          </text:list>
        </text:list-item>
        <text:list-item>
          <text:p text:style-name="P16">Настроил подключение к локальным сетям со стороны HQ и BR</text:p>
        </text:list-item>
        <text:list-item>
          <text:p text:style-name="P16">Настроил gre туннель между HQ и BR:</text:p>
          <text:list>
            <text:list-item>
              <text:p text:style-name="P16">Создал интерфейс gre</text:p>
            </text:list-item>
            <text:list-item>
              <text:p text:style-name="P16">Установил ttl</text:p>
            </text:list-item>
            <text:list-item>
              <text:p text:style-name="P16">Указал внешний адрес своей сети и противоположной, так же указал адрес туннельного интерфейса</text:p>
            </text:list-item>
          </text:list>
        </text:list-item>
        <text:list-item>
          <text:p text:style-name="P16">Указал статические маршруты для локальной сети через туннельный интерфейс</text:p>
        </text:list-item>
        <text:list-item>
          <text:p text:style-name="P16">Проверил связанность PC и то, что данные передаются в открытом виде</text:p>
        </text:list-item>
        <text:list-item>
          <text:p text:style-name="P16">Выполнил шифрование туннеля средствами IPSec для HQ и BR:</text:p>
          <text:list>
            <text:list-item>
              <text:p text:style-name="P16">Созда<text:span text:style-name="T3">л</text:span> профиль протокола IKE, где указ<text:span text:style-name="T3">ал </text:span>параметры безопасности для защиты IKE-соединения, такие как группа Диффи-Хэллмана, алгоритм шифрования и аутентификации</text:p>
            </text:list-item>
            <text:list-item>
              <text:p text:style-name="P16">Созда<text:span text:style-name="T3">л</text:span> политику протокола IKE, где определ<text:span text:style-name="T3">ил</text:span> список профилей IKE и предостав<text:span text:style-name="T3">ил </text:span>ключ аутентификации</text:p>
            </text:list-item>
            <text:list-item>
              <text:p text:style-name="P16">Созда<text:span text:style-name="T3">л</text:span> шлюз протокола IKE, где указ<text:span text:style-name="T3">ал </text:span>параметры для GRE-туннеля, включая локальный и удалённый адреса, политику IKE, версию протокола и режим перенаправления трафика в туннель</text:p>
            </text:list-item>
            <text:list-item>
              <text:p text:style-name="P16">Созда<text:span text:style-name="T3">л</text:span> профиль параметров безопасности для IPsec-туннеля, где устан<text:span text:style-name="T3">овил</text:span> параметры для защиты I<text:span text:style-name="T3">PSe</text:span>c-туннеля</text:p>
            </text:list-item>
            <text:list-item>
              <text:p text:style-name="P16">Созд<text:span text:style-name="T3">ал </text:span>политику для IP<text:span text:style-name="T3">S</text:span>ec-туннеля, где определ<text:span text:style-name="T3">ил </text:span>список профилей IP<text:span text:style-name="T3">S</text:span>ec-туннеля</text:p>
            </text:list-item>
            <text:list-item>
              <text:p text:style-name="P16">Созда<text:span text:style-name="T3">л</text:span> IPsec VPN, где ука<text:span text:style-name="T3">зал</text:span> шлюз IKE-протокола, политику IP<text:span text:style-name="T3">S</text:span>ec-туннеля, режим обмена ключами и способ установления соединения, и активируем туннель</text:p>
            </text:list-item>
          </text:list>
        </text:list-item>
        <text:list-item>
          <text:p text:style-name="P18">Проверил шифрование трафика</text:p>
        </text:list-item>
      </text:list>
      <text:p text:style-name="P19"/>
      <text:p text:style-name="P19">Трудности: не возникли</text:p>
      <text:p text:style-name="P23">Лабораторная 7 Создание VLAN-ов и назначение портов доступа</text:p>
      <text:p text:style-name="P24"/>
      <text:list text:style-name="L9">
        <text:list-item>
          <text:p text:style-name="P20">Создал сеть согласно топологии</text:p>
        </text:list-item>
        <text:list-item>
          <text:p text:style-name="P20">Настроил коммутатор:</text:p>
          <text:list>
            <text:list-item>
              <text:p text:style-name="P20">Создал vlan-ы 10 и 20</text:p>
            </text:list-item>
            <text:list-item>
              <text:p text:style-name="P20">Перевел порты в режим работы L2</text:p>
            </text:list-item>
            <text:list-item>
              <text:p text:style-name="P20">Поместил порты в соответствующие vlan-ы в качестве портов доступа</text:p>
            </text:list-item>
          </text:list>
        </text:list-item>
        <text:list-item>
          <text:p text:style-name="P20">Проверил связность</text:p>
        </text:list-item>
      </text:list>
      <text:p text:style-name="P19"/>
      <text:p text:style-name="P19">Трудности: не возникли</text:p>
      <text:p text:style-name="P23">Лабораторная 8 Создание VLAN-ов, назначение портов доступа и магистральных каналов</text:p>
      <text:p text:style-name="P19"/>
      <text:list text:style-name="L10">
        <text:list-item>
          <text:p text:style-name="P21">Создал сеть согласно топологии</text:p>
        </text:list-item>
        <text:list-item>
          <text:p text:style-name="P21">Настроил коммутаторы:</text:p>
          <text:list>
            <text:list-item>
              <text:p text:style-name="P21">Создал vlan-ы 10 и 20</text:p>
            </text:list-item>
            <text:list-item>
              <text:p text:style-name="P21">Перевел порты в L2</text:p>
            </text:list-item>
            <text:list-item>
              <text:p text:style-name="P21">Назначил соответствующим интерфейсам vlan-ы</text:p>
            </text:list-item>
          </text:list>
        </text:list-item>
        <text:list-item>
          <text:p text:style-name="P21">Настроил магистральный канал между коммутаторами</text:p>
        </text:list-item>
        <text:list-item>
          <text:p text:style-name="P21">Проверил связность</text:p>
        </text:list-item>
      </text:list>
      <text:p text:style-name="P19"/>
      <text:p text:style-name="P19">Трудности: не возникли</text:p>
      <text:p text:style-name="P23">Лабораторная 9 Настройка агрегирования каналов</text:p>
      <text:p text:style-name="P19"/>
      <text:list text:style-name="L11">
        <text:list-item>
          <text:p text:style-name="P22">Создал сеть согласно топологии</text:p>
        </text:list-item>
        <text:list-item>
          <text:p text:style-name="P22">Настроил виртуалки соответствующим образом</text:p>
        </text:list-item>
        <text:list-item>
          <text:p text:style-name="P22">Создал интерфейс port-channel</text:p>
        </text:list-item>
        <text:list-item>
          <text:p text:style-name="P22">Перевел все интерфейсы в L2</text:p>
        </text:list-item>
      </text:list>
      <text:p text:style-name="P19"/>
      <text:p text:style-name="P19"/>
      <text:p text:style-name="P25">Трудности: не возникли</text:p>
      <text:p text:style-name="P25"/>
      <text:p text:style-name="P30">Лабораторная 10 Альт - в роли коммутатора средствами сетевой подсистемы etcnet <text:s/></text:p>
      <text:p text:style-name="P31"/>
      <text:list text:style-name="L12">
        <text:list-item>
          <text:p text:style-name="P26">Создал сеть согласно топологии</text:p>
        </text:list-item>
        <text:list-item>
          <text:p text:style-name="P26">Настроил виртуалки соответствующим образом</text:p>
        </text:list-item>
        <text:list-item>
          <text:p text:style-name="P26">Настроил коммутатор:</text:p>
          <text:list>
            <text:list-item>
              <text:p text:style-name="P26">Настроил интерфейс в сторону роутера (gateway):</text:p>
            </text:list-item>
            <text:list-item>
              <text:p text:style-name="P26">Настроил интерфейсы в сторону PC</text:p>
            </text:list-item>
          </text:list>
        </text:list-item>
        <text:list-item>
          <text:p text:style-name="P26">Настроил роутер:</text:p>
          <text:list>
            <text:list-item>
              <text:p text:style-name="P26">Установил ip </text:p>
            </text:list-item>
          </text:list>
        </text:list-item>
        <text:list-item>
          <text:p text:style-name="P26">Настроил pc:</text:p>
          <text:list>
            <text:list-item>
              <text:p text:style-name="P26">Назначил ip адреса</text:p>
            </text:list-item>
          </text:list>
        </text:list-item>
        <text:list-item>
          <text:p text:style-name="P26">Проверил связаность и работоспособность коммутаторами</text:p>
        </text:list-item>
      </text:list>
      <text:p text:style-name="P25"/>
      <text:p text:style-name="P25">Трудности: в данной лабораторной работе только ping работал нормально, да и в принципе работал… Настройку интерфейсов пришлось проводить иным способом:</text:p>
      <text:p text:style-name="P25"><text:tab/></text:p>
      <text:list text:style-name="L13">
        <text:list-item>
          <text:p text:style-name="P27">vim /etc/net/ifaces/enp0s&lt;num&gt;/options:</text:p>
          <text:list>
            <text:list-item>
              <text:p text:style-name="P27">Где disable заменял с yes на no (позже я узнал, что это ни на что не влияло)</text:p>
            </text:list-item>
          </text:list>
        </text:list-item>
        <text:list-item>
          <text:p text:style-name="P27">ip link set &lt;inf&gt; up</text:p>
        </text:list-item>
        <text:list-item>
          <text:p text:style-name="P27">systemctl restart network</text:p>
        </text:list-item>
      </text:list>
      <text:p text:style-name="P30">Лабораторная 11 Альт - в роли коммутатора средствами пакета openvswitch</text:p>
      <text:p text:style-name="P25"/>
      <text:list text:style-name="L14">
        <text:list-item>
          <text:p text:style-name="P11"><text:span text:style-name="T4">Создал сеть согласно топологии</text:span></text:p>
        </text:list-item>
        <text:list-item>
          <text:p text:style-name="P28">Настроил виртуалки соответствующим образом</text:p>
        </text:list-item>
        <text:list-item>
          <text:p text:style-name="P28">Настроил коммутатор:</text:p>
          <text:list>
            <text:list-item>
              <text:p text:style-name="P28">Включил интерфейсы в сторону роутера и pc</text:p>
            </text:list-item>
          </text:list>
        </text:list-item>
        <text:list-item>
          <text:p text:style-name="P36">Установил ip на роутер</text:p>
        </text:list-item>
        <text:list-item>
          <text:p text:style-name="P36">Назначил ip и шлюз на PC</text:p>
        </text:list-item>
        <text:list-item>
          <text:p text:style-name="P36">Пропинговал друг друга</text:p>
        </text:list-item>
      </text:list>
      <text:p text:style-name="P25"/>
      <text:p text:style-name="P25"/>
      <text:p text:style-name="P25"/>
      <text:p text:style-name="P25">Трудности: </text:p>
      <text:list text:style-name="L15">
        <text:list-item>
          <text:p text:style-name="P12"><text:span text:style-name="T4">openvswitch по умолчанию не установлен</text:span></text:p>
        </text:list-item>
        <text:list-item>
          <text:p text:style-name="P29">доступа в интернет нет</text:p>
          <text:list>
            <text:list-item>
              <text:p text:style-name="P29">После танцев с альтом, настроил интернет, скачал пакет openvswitch</text:p>
            </text:list-item>
            <text:list-item>
              <text:p text:style-name="P29">Установил openvswitch</text:p>
            </text:list-item>
            <text:list-item>
              <text:p text:style-name="P29">Попытался включить, получил ошибку:</text:p>
              <text:list>
                <text:list-item>
                  <text:p text:style-name="P32">service openvswitch does not support chkconfig</text:p>
                </text:list-item>
                <text:list-item>
                  <text:p text:style-name="P33">Потом включил так: /etc/init.d/openvswitch start:</text:p>
                  <text:list>
                    <text:list-item>
                      <text:p text:style-name="P33">Появился вывод, команды заработали, но есть нюанс:</text:p>
                      <text:list>
                        <text:list-item>
                          <text:p text:style-name="P33">Это <text:span text:style-name="T5">на не</text:span>склонированной GNS3 машине, а если это делать на склонированной, то openvswitch игнорирует меня и мои команды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5"/>
      <text:p text:style-name="P34">Спустя много часов я нашел костыль:</text:p>
      <text:list text:style-name="L16">
        <text:list-item>
          <text:p text:style-name="P35">Делаю NAT на клонированной виртуалке</text:p>
        </text:list-item>
        <text:list-item>
          <text:p text:style-name="P35">Удаляю openvswitch</text:p>
        </text:list-item>
        <text:list-item>
          <text:p text:style-name="P35">Устанавливаю его</text:p>
        </text:list-item>
        <text:list-item>
          <text:p text:style-name="P35">Запускаю</text:p>
        </text:list-item>
        <text:list-item>
          <text:p text:style-name="P35">Все работает до следующего перезапуска ;)</text:p>
        </text:list-item>
      </text:list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2T00:59:41.020568181</meta:creation-date>
    <dc:date>2024-05-22T03:09:26.557081116</dc:date>
    <meta:editing-duration>PT52M44S</meta:editing-duration>
    <meta:editing-cycles>2</meta:editing-cycles>
    <meta:generator>LibreOffice/24.2.3.2$Linux_X86_64 LibreOffice_project/420$Build-2</meta:generator>
    <meta:document-statistic meta:table-count="0" meta:image-count="0" meta:object-count="0" meta:page-count="13" meta:paragraph-count="163" meta:word-count="1144" meta:character-count="7522" meta:non-whitespace-character-count="6656"/>
  </office:meta>
</office:document-meta>
</file>